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Liberation Sans1" svg:font-family="'Liberation Sans'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7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40.51pt"/>
    </style:style>
    <style:style style:name="co5" style:family="table-column">
      <style:table-column-properties fo:break-before="auto" style:column-width="25.26pt"/>
    </style:style>
    <style:style style:name="co6" style:family="table-column">
      <style:table-column-properties fo:break-before="auto" style:column-width="42.29pt"/>
    </style:style>
    <style:style style:name="co7" style:family="table-column">
      <style:table-column-properties fo:break-before="auto" style:column-width="40.85pt"/>
    </style:style>
    <style:style style:name="co8" style:family="table-column">
      <style:table-column-properties fo:break-before="auto" style:column-width="39.74pt"/>
    </style:style>
    <style:style style:name="co9" style:family="table-column">
      <style:table-column-properties fo:break-before="auto" style:column-width="46.74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38.6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6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22"/>
    <style:style style:name="ce8" style:family="table-cell" style:parent-style-name="Default" style:data-style-name="N2"/>
    <style:style style:name="ce9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bank icon</text:p>
          </table:table-cell>
          <table:table-cell table:style-name="ce1" table:number-columns-repeated="18"/>
          <table:table-cell table:number-columns-repeated="4"/>
        </table:table-row>
        <table:table-row table:style-name="ro1">
          <table:table-cell table:style-name="ce6" table:formula="of:=MIN([.A5:.A44])" office:value-type="float" office:value="123" calcext:value-type="float">
            <text:p>123</text:p>
          </table:table-cell>
          <table:table-cell table:style-name="ce6" table:formula="of:=MIN([.B5:.B44])" office:value-type="float" office:value="104" calcext:value-type="float">
            <text:p>104</text:p>
          </table:table-cell>
          <table:table-cell table:style-name="ce6" table:formula="of:=MIN([.C5:.C44])" office:value-type="float" office:value="44" calcext:value-type="float">
            <text:p>44</text:p>
          </table:table-cell>
          <table:table-cell table:style-name="ce6" table:formula="of:=MIN([.D5:.D44])" office:value-type="float" office:value="43.1111111111111" calcext:value-type="float">
            <text:p>43</text:p>
          </table:table-cell>
          <table:table-cell table:style-name="ce10" table:formula="of:=MIN([.E5:.E44])" office:value-type="float" office:value="0.374301675977654" calcext:value-type="float">
            <text:p>0.374</text:p>
          </table:table-cell>
          <table:table-cell table:style-name="ce10" table:formula="of:=MIN([.F5:.F44])" office:value-type="float" office:value="0.333333333333333" calcext:value-type="float">
            <text:p>0.333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style-name="ce6" table:formula="of:=MAX([.A5:.A44])" office:value-type="float" office:value="246" calcext:value-type="float">
            <text:p>246</text:p>
          </table:table-cell>
          <table:table-cell table:style-name="ce6" table:formula="of:=MAX([.B5:.B44])" office:value-type="float" office:value="217" calcext:value-type="float">
            <text:p>217</text:p>
          </table:table-cell>
          <table:table-cell table:style-name="ce6" table:formula="of:=MAX([.C5:.C44])" office:value-type="float" office:value="137" calcext:value-type="float">
            <text:p>137</text:p>
          </table:table-cell>
          <table:table-cell table:style-name="ce6" table:formula="of:=MAX([.D5:.D44])" office:value-type="float" office:value="48.5294117647059" calcext:value-type="float">
            <text:p>49</text:p>
          </table:table-cell>
          <table:table-cell table:style-name="ce10" table:formula="of:=MAX([.E5:.E44])" office:value-type="float" office:value="0.882352941176471" calcext:value-type="float">
            <text:p>0.882</text:p>
          </table:table-cell>
          <table:table-cell table:style-name="ce10" table:formula="of:=MAX([.F5:.F44])" office:value-type="float" office:value="0.73921568627451" calcext:value-type="float">
            <text:p>0.739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11" calcext:value-type="float">
            <text:p>111</text:p>
          </table:table-cell>
          <table:table-cell table:style-name="ce6" table:formula="of:=[.H5]" office:value-type="float" office:value="43.1111111111111" calcext:value-type="float">
            <text:p>43</text:p>
          </table:table-cell>
          <table:table-cell table:style-name="ce8" table:formula="of:=[.I5]" office:value-type="float" office:value="0.882352941176471" calcext:value-type="float">
            <text:p>0.88</text:p>
          </table:table-cell>
          <table:table-cell table:style-name="ce8" table:formula="of:=[.J5]" office:value-type="float" office:value="0.7" calcext:value-type="float">
            <text:p>0.70</text:p>
          </table:table-cell>
          <table:table-cell table:style-name="ce6"/>
          <table:table-cell table:style-name="ce1" table:formula="of:=IF(AND([.A5]&gt;[.B5];[.A5]&gt;[.C5]);[.Q5];IF([.B5]&gt;[.C5];[.R5];[.S5]))" office:value-type="float" office:value="43.1111111111111" calcext:value-type="float">
            <text:p>43.1111111111111</text:p>
          </table:table-cell>
          <table:table-cell table:style-name="ce10" table:formula="of:=IF([.M5]=0;0;([.M5]/(1-ABS(2*[.J5]-1))))" office:value-type="float" office:value="0.882352941176471" calcext:value-type="float">
            <text:p>0.882</text:p>
          </table:table-cell>
          <table:table-cell table:style-name="ce10" table:formula="of:=([.K5]+[.L5])/2" office:value-type="float" office:value="0.7" calcext:value-type="float">
            <text:p>0.700</text:p>
          </table:table-cell>
          <table:table-cell table:style-name="ce1" table:formula="of:=MAX([.N5:.P5])" office:value-type="float" office:value="0.964705882352941" calcext:value-type="float">
            <text:p>0.964705882352941</text:p>
          </table:table-cell>
          <table:table-cell table:style-name="ce1" table:formula="of:=MIN([.N5:.P5])" office:value-type="float" office:value="0.435294117647059" calcext:value-type="float">
            <text:p>0.435294117647059</text:p>
          </table:table-cell>
          <table:table-cell table:style-name="ce1" table:formula="of:=[.K5]-[.L5]" office:value-type="float" office:value="0.529411764705882" calcext:value-type="float">
            <text:p>0.529411764705882</text:p>
          </table:table-cell>
          <table:table-cell table:style-name="ce1" table:formula="of:=[.A5]/255" office:value-type="float" office:value="0.964705882352941" calcext:value-type="float">
            <text:p>0.964705882352941</text:p>
          </table:table-cell>
          <table:table-cell table:style-name="ce1" table:formula="of:=[.B5]/255" office:value-type="float" office:value="0.815686274509804" calcext:value-type="float">
            <text:p>0.815686274509804</text:p>
          </table:table-cell>
          <table:table-cell table:style-name="ce1" table:formula="of:=[.C5]/255" office:value-type="float" office:value="0.435294117647059" calcext:value-type="float">
            <text:p>0.435294117647059</text:p>
          </table:table-cell>
          <table:table-cell table:style-name="ce1" table:formula="of:=60*(MOD(([.O5]-[.P5])/[.M5];6))" office:value-type="float" office:value="43.1111111111111" calcext:value-type="float">
            <text:p>43.1111111111111</text:p>
          </table:table-cell>
          <table:table-cell table:style-name="ce1" table:formula="of:=60*(([.P5]-[.N5])/[.M5])+2" office:value-type="float" office:value="-58" calcext:value-type="float">
            <text:p>-58</text:p>
          </table:table-cell>
          <table:table-cell table:style-name="ce1" table:formula="of:=60*(([.N5]-[.O5])/[.M5])+4" office:value-type="float" office:value="20.8888888888889" calcext:value-type="float">
            <text:p>20.8888888888889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7" calcext:value-type="float">
            <text:p>47</text:p>
          </table:table-cell>
          <table:table-cell table:style-name="ce6" table:formula="of:=[.H6]" office:value-type="float" office:value="45" calcext:value-type="float">
            <text:p>45</text:p>
          </table:table-cell>
          <table:table-cell table:style-name="ce8" table:formula="of:=[.I6]" office:value-type="float" office:value="0.471910112359551" calcext:value-type="float">
            <text:p>0.47</text:p>
          </table:table-cell>
          <table:table-cell table:style-name="ce8" table:formula="of:=[.J6]" office:value-type="float" office:value="0.349019607843137" calcext:value-type="float">
            <text:p>0.35</text:p>
          </table:table-cell>
          <table:table-cell table:style-name="ce6"/>
          <table:table-cell table:style-name="ce1" table:formula="of:=IF(AND([.A6]&gt;[.B6];[.A6]&gt;[.C6]);[.Q6];IF([.B6]&gt;[.C6];[.R6];[.S6]))" office:value-type="float" office:value="45" calcext:value-type="float">
            <text:p>45</text:p>
          </table:table-cell>
          <table:table-cell table:style-name="ce10" table:formula="of:=IF([.M6]=0;0;([.M6]/(1-ABS(2*[.J6]-1))))" office:value-type="float" office:value="0.471910112359551" calcext:value-type="float">
            <text:p>0.472</text:p>
          </table:table-cell>
          <table:table-cell table:style-name="ce10" table:formula="of:=([.K6]+[.L6])/2" office:value-type="float" office:value="0.349019607843137" calcext:value-type="float">
            <text:p>0.349</text:p>
          </table:table-cell>
          <table:table-cell table:style-name="ce1" table:formula="of:=MAX([.N6:.P6])" office:value-type="float" office:value="0.513725490196078" calcext:value-type="float">
            <text:p>0.513725490196078</text:p>
          </table:table-cell>
          <table:table-cell table:style-name="ce1" table:formula="of:=MIN([.N6:.P6])" office:value-type="float" office:value="0.184313725490196" calcext:value-type="float">
            <text:p>0.184313725490196</text:p>
          </table:table-cell>
          <table:table-cell table:style-name="ce1" table:formula="of:=[.K6]-[.L6]" office:value-type="float" office:value="0.329411764705882" calcext:value-type="float">
            <text:p>0.329411764705882</text:p>
          </table:table-cell>
          <table:table-cell table:style-name="ce1" table:formula="of:=[.A6]/255" office:value-type="float" office:value="0.513725490196078" calcext:value-type="float">
            <text:p>0.513725490196078</text:p>
          </table:table-cell>
          <table:table-cell table:style-name="ce1" table:formula="of:=[.B6]/255" office:value-type="float" office:value="0.431372549019608" calcext:value-type="float">
            <text:p>0.431372549019608</text:p>
          </table:table-cell>
          <table:table-cell table:style-name="ce1" table:formula="of:=[.C6]/255" office:value-type="float" office:value="0.184313725490196" calcext:value-type="float">
            <text:p>0.184313725490196</text:p>
          </table:table-cell>
          <table:table-cell table:style-name="ce1" table:formula="of:=60*(MOD(([.O6]-[.P6])/[.M6];6))" office:value-type="float" office:value="45" calcext:value-type="float">
            <text:p>45</text:p>
          </table:table-cell>
          <table:table-cell table:style-name="ce1" table:formula="of:=60*(([.P6]-[.N6])/[.M6])+2" office:value-type="float" office:value="-58" calcext:value-type="float">
            <text:p>-58</text:p>
          </table:table-cell>
          <table:table-cell table:style-name="ce1" table:formula="of:=60*(([.N6]-[.O6])/[.M6])+4"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2" calcext:value-type="float">
            <text:p>212</text:p>
          </table:table-cell>
          <table:table-cell office:value-type="float" office:value="119" calcext:value-type="float">
            <text:p>119</text:p>
          </table:table-cell>
          <table:table-cell table:style-name="ce6" table:formula="of:=[.H7]" office:value-type="float" office:value="47.2881355932203" calcext:value-type="float">
            <text:p>47</text:p>
          </table:table-cell>
          <table:table-cell table:style-name="ce8" table:formula="of:=[.I7]" office:value-type="float" office:value="0.766233766233766" calcext:value-type="float">
            <text:p>0.77</text:p>
          </table:table-cell>
          <table:table-cell table:style-name="ce8" table:formula="of:=[.J7]" office:value-type="float" office:value="0.698039215686274" calcext:value-type="float">
            <text:p>0.70</text:p>
          </table:table-cell>
          <table:table-cell table:style-name="ce6"/>
          <table:table-cell table:style-name="ce1" table:formula="of:=IF(AND([.A7]&gt;[.B7];[.A7]&gt;[.C7]);[.Q7];IF([.B7]&gt;[.C7];[.R7];[.S7]))" office:value-type="float" office:value="47.2881355932203" calcext:value-type="float">
            <text:p>47.2881355932203</text:p>
          </table:table-cell>
          <table:table-cell table:style-name="ce10" table:formula="of:=IF([.M7]=0;0;([.M7]/(1-ABS(2*[.J7]-1))))" office:value-type="float" office:value="0.766233766233766" calcext:value-type="float">
            <text:p>0.766</text:p>
          </table:table-cell>
          <table:table-cell table:style-name="ce10" table:formula="of:=([.K7]+[.L7])/2" office:value-type="float" office:value="0.698039215686274" calcext:value-type="float">
            <text:p>0.698</text:p>
          </table:table-cell>
          <table:table-cell table:style-name="ce1" table:formula="of:=MAX([.N7:.P7])" office:value-type="float" office:value="0.929411764705882" calcext:value-type="float">
            <text:p>0.929411764705882</text:p>
          </table:table-cell>
          <table:table-cell table:style-name="ce1" table:formula="of:=MIN([.N7:.P7])" office:value-type="float" office:value="0.466666666666667" calcext:value-type="float">
            <text:p>0.466666666666667</text:p>
          </table:table-cell>
          <table:table-cell table:style-name="ce1" table:formula="of:=[.K7]-[.L7]" office:value-type="float" office:value="0.462745098039216" calcext:value-type="float">
            <text:p>0.462745098039216</text:p>
          </table:table-cell>
          <table:table-cell table:style-name="ce1" table:formula="of:=[.A7]/255" office:value-type="float" office:value="0.929411764705882" calcext:value-type="float">
            <text:p>0.929411764705882</text:p>
          </table:table-cell>
          <table:table-cell table:style-name="ce1" table:formula="of:=[.B7]/255" office:value-type="float" office:value="0.831372549019608" calcext:value-type="float">
            <text:p>0.831372549019608</text:p>
          </table:table-cell>
          <table:table-cell table:style-name="ce1" table:formula="of:=[.C7]/255" office:value-type="float" office:value="0.466666666666667" calcext:value-type="float">
            <text:p>0.466666666666667</text:p>
          </table:table-cell>
          <table:table-cell table:style-name="ce1" table:formula="of:=60*(MOD(([.O7]-[.P7])/[.M7];6))" office:value-type="float" office:value="47.2881355932203" calcext:value-type="float">
            <text:p>47.2881355932203</text:p>
          </table:table-cell>
          <table:table-cell table:style-name="ce1" table:formula="of:=60*(([.P7]-[.N7])/[.M7])+2" office:value-type="float" office:value="-58" calcext:value-type="float">
            <text:p>-58</text:p>
          </table:table-cell>
          <table:table-cell table:style-name="ce1" table:formula="of:=60*(([.N7]-[.O7])/[.M7])+4" office:value-type="float" office:value="16.7118644067797" calcext:value-type="float">
            <text:p>16.7118644067797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7" calcext:value-type="float">
            <text:p>217</text:p>
          </table:table-cell>
          <table:table-cell office:value-type="float" office:value="137" calcext:value-type="float">
            <text:p>137</text:p>
          </table:table-cell>
          <table:table-cell table:style-name="ce6" table:formula="of:=[.H8]" office:value-type="float" office:value="46.6019417475728" calcext:value-type="float">
            <text:p>47</text:p>
          </table:table-cell>
          <table:table-cell table:style-name="ce8" table:formula="of:=[.I8]" office:value-type="float" office:value="0.774436090225564" calcext:value-type="float">
            <text:p>0.77</text:p>
          </table:table-cell>
          <table:table-cell table:style-name="ce8" table:formula="of:=[.J8]" office:value-type="float" office:value="0.73921568627451" calcext:value-type="float">
            <text:p>0.74</text:p>
          </table:table-cell>
          <table:table-cell table:style-name="ce6"/>
          <table:table-cell table:style-name="ce1" table:formula="of:=IF(AND([.A8]&gt;[.B8];[.A8]&gt;[.C8]);[.Q8];IF([.B8]&gt;[.C8];[.R8];[.S8]))" office:value-type="float" office:value="46.6019417475728" calcext:value-type="float">
            <text:p>46.6019417475728</text:p>
          </table:table-cell>
          <table:table-cell table:style-name="ce10" table:formula="of:=IF([.M8]=0;0;([.M8]/(1-ABS(2*[.J8]-1))))" office:value-type="float" office:value="0.774436090225564" calcext:value-type="float">
            <text:p>0.774</text:p>
          </table:table-cell>
          <table:table-cell table:style-name="ce10" table:formula="of:=([.K8]+[.L8])/2" office:value-type="float" office:value="0.73921568627451" calcext:value-type="float">
            <text:p>0.739</text:p>
          </table:table-cell>
          <table:table-cell table:style-name="ce1" table:formula="of:=MAX([.N8:.P8])" office:value-type="float" office:value="0.941176470588235" calcext:value-type="float">
            <text:p>0.941176470588235</text:p>
          </table:table-cell>
          <table:table-cell table:style-name="ce1" table:formula="of:=MIN([.N8:.P8])" office:value-type="float" office:value="0.537254901960784" calcext:value-type="float">
            <text:p>0.537254901960784</text:p>
          </table:table-cell>
          <table:table-cell table:style-name="ce1" table:formula="of:=[.K8]-[.L8]" office:value-type="float" office:value="0.403921568627451" calcext:value-type="float">
            <text:p>0.403921568627451</text:p>
          </table:table-cell>
          <table:table-cell table:style-name="ce1" table:formula="of:=[.A8]/255" office:value-type="float" office:value="0.941176470588235" calcext:value-type="float">
            <text:p>0.941176470588235</text:p>
          </table:table-cell>
          <table:table-cell table:style-name="ce1" table:formula="of:=[.B8]/255" office:value-type="float" office:value="0.850980392156863" calcext:value-type="float">
            <text:p>0.850980392156863</text:p>
          </table:table-cell>
          <table:table-cell table:style-name="ce1" table:formula="of:=[.C8]/255" office:value-type="float" office:value="0.537254901960784" calcext:value-type="float">
            <text:p>0.537254901960784</text:p>
          </table:table-cell>
          <table:table-cell table:style-name="ce1" table:formula="of:=60*(MOD(([.O8]-[.P8])/[.M8];6))" office:value-type="float" office:value="46.6019417475728" calcext:value-type="float">
            <text:p>46.6019417475728</text:p>
          </table:table-cell>
          <table:table-cell table:style-name="ce1" table:formula="of:=60*(([.P8]-[.N8])/[.M8])+2" office:value-type="float" office:value="-58" calcext:value-type="float">
            <text:p>-58</text:p>
          </table:table-cell>
          <table:table-cell table:style-name="ce1" table:formula="of:=60*(([.N8]-[.O8])/[.M8])+4" office:value-type="float" office:value="17.3980582524272" calcext:value-type="float">
            <text:p>17.39805825242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9" calcext:value-type="float">
            <text:p>209</text:p>
          </table:table-cell>
          <table:table-cell office:value-type="float" office:value="126" calcext:value-type="float">
            <text:p>126</text:p>
          </table:table-cell>
          <table:table-cell table:style-name="ce6" table:formula="of:=[.H9]" office:value-type="float" office:value="44.8648648648649" calcext:value-type="float">
            <text:p>45</text:p>
          </table:table-cell>
          <table:table-cell table:style-name="ce8" table:formula="of:=[.I9]" office:value-type="float" office:value="0.755102040816327" calcext:value-type="float">
            <text:p>0.76</text:p>
          </table:table-cell>
          <table:table-cell table:style-name="ce8" table:formula="of:=[.J9]" office:value-type="float" office:value="0.711764705882353" calcext:value-type="float">
            <text:p>0.71</text:p>
          </table:table-cell>
          <table:table-cell table:style-name="ce6"/>
          <table:table-cell table:style-name="ce1" table:formula="of:=IF(AND([.A9]&gt;[.B9];[.A9]&gt;[.C9]);[.Q9];IF([.B9]&gt;[.C9];[.R9];[.S9]))" office:value-type="float" office:value="44.8648648648649" calcext:value-type="float">
            <text:p>44.8648648648649</text:p>
          </table:table-cell>
          <table:table-cell table:style-name="ce10" table:formula="of:=IF([.M9]=0;0;([.M9]/(1-ABS(2*[.J9]-1))))" office:value-type="float" office:value="0.755102040816327" calcext:value-type="float">
            <text:p>0.755</text:p>
          </table:table-cell>
          <table:table-cell table:style-name="ce10" table:formula="of:=([.K9]+[.L9])/2" office:value-type="float" office:value="0.711764705882353" calcext:value-type="float">
            <text:p>0.712</text:p>
          </table:table-cell>
          <table:table-cell table:style-name="ce1" table:formula="of:=MAX([.N9:.P9])" office:value-type="float" office:value="0.929411764705882" calcext:value-type="float">
            <text:p>0.929411764705882</text:p>
          </table:table-cell>
          <table:table-cell table:style-name="ce1" table:formula="of:=MIN([.N9:.P9])" office:value-type="float" office:value="0.494117647058824" calcext:value-type="float">
            <text:p>0.494117647058824</text:p>
          </table:table-cell>
          <table:table-cell table:style-name="ce1" table:formula="of:=[.K9]-[.L9]" office:value-type="float" office:value="0.435294117647059" calcext:value-type="float">
            <text:p>0.435294117647059</text:p>
          </table:table-cell>
          <table:table-cell table:style-name="ce1" table:formula="of:=[.A9]/255" office:value-type="float" office:value="0.929411764705882" calcext:value-type="float">
            <text:p>0.929411764705882</text:p>
          </table:table-cell>
          <table:table-cell table:style-name="ce1" table:formula="of:=[.B9]/255" office:value-type="float" office:value="0.819607843137255" calcext:value-type="float">
            <text:p>0.819607843137255</text:p>
          </table:table-cell>
          <table:table-cell table:style-name="ce1" table:formula="of:=[.C9]/255" office:value-type="float" office:value="0.494117647058824" calcext:value-type="float">
            <text:p>0.494117647058824</text:p>
          </table:table-cell>
          <table:table-cell table:style-name="ce1" table:formula="of:=60*(MOD(([.O9]-[.P9])/[.M9];6))" office:value-type="float" office:value="44.8648648648649" calcext:value-type="float">
            <text:p>44.8648648648649</text:p>
          </table:table-cell>
          <table:table-cell table:style-name="ce1" table:formula="of:=60*(([.P9]-[.N9])/[.M9])+2" office:value-type="float" office:value="-58" calcext:value-type="float">
            <text:p>-58</text:p>
          </table:table-cell>
          <table:table-cell table:style-name="ce1" table:formula="of:=60*(([.N9]-[.O9])/[.M9])+4" office:value-type="float" office:value="19.1351351351351" calcext:value-type="float">
            <text:p>19.1351351351351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table:style-name="ce6" table:formula="of:=[.H10]" office:value-type="float" office:value="43.9024390243902" calcext:value-type="float">
            <text:p>44</text:p>
          </table:table-cell>
          <table:table-cell table:style-name="ce8" table:formula="of:=[.I10]" office:value-type="float" office:value="0.482352941176471" calcext:value-type="float">
            <text:p>0.48</text:p>
          </table:table-cell>
          <table:table-cell table:style-name="ce8" table:formula="of:=[.J10]" office:value-type="float" office:value="0.333333333333333" calcext:value-type="float">
            <text:p>0.33</text:p>
          </table:table-cell>
          <table:table-cell table:style-name="ce6"/>
          <table:table-cell table:style-name="ce1" table:formula="of:=IF(AND([.A10]&gt;[.B10];[.A10]&gt;[.C10]);[.Q10];IF([.B10]&gt;[.C10];[.R10];[.S10]))" office:value-type="float" office:value="43.9024390243902" calcext:value-type="float">
            <text:p>43.9024390243902</text:p>
          </table:table-cell>
          <table:table-cell table:style-name="ce10" table:formula="of:=IF([.M10]=0;0;([.M10]/(1-ABS(2*[.J10]-1))))" office:value-type="float" office:value="0.482352941176471" calcext:value-type="float">
            <text:p>0.482</text:p>
          </table:table-cell>
          <table:table-cell table:style-name="ce10" table:formula="of:=([.K10]+[.L10])/2" office:value-type="float" office:value="0.333333333333333" calcext:value-type="float">
            <text:p>0.333</text:p>
          </table:table-cell>
          <table:table-cell table:style-name="ce1" table:formula="of:=MAX([.N10:.P10])" office:value-type="float" office:value="0.494117647058824" calcext:value-type="float">
            <text:p>0.494117647058824</text:p>
          </table:table-cell>
          <table:table-cell table:style-name="ce1" table:formula="of:=MIN([.N10:.P10])" office:value-type="float" office:value="0.172549019607843" calcext:value-type="float">
            <text:p>0.172549019607843</text:p>
          </table:table-cell>
          <table:table-cell table:style-name="ce1" table:formula="of:=[.K10]-[.L10]" office:value-type="float" office:value="0.32156862745098" calcext:value-type="float">
            <text:p>0.32156862745098</text:p>
          </table:table-cell>
          <table:table-cell table:style-name="ce1" table:formula="of:=[.A10]/255" office:value-type="float" office:value="0.494117647058824" calcext:value-type="float">
            <text:p>0.494117647058824</text:p>
          </table:table-cell>
          <table:table-cell table:style-name="ce1" table:formula="of:=[.B10]/255" office:value-type="float" office:value="0.407843137254902" calcext:value-type="float">
            <text:p>0.407843137254902</text:p>
          </table:table-cell>
          <table:table-cell table:style-name="ce1" table:formula="of:=[.C10]/255" office:value-type="float" office:value="0.172549019607843" calcext:value-type="float">
            <text:p>0.172549019607843</text:p>
          </table:table-cell>
          <table:table-cell table:style-name="ce1" table:formula="of:=60*(MOD(([.O10]-[.P10])/[.M10];6))" office:value-type="float" office:value="43.9024390243902" calcext:value-type="float">
            <text:p>43.9024390243902</text:p>
          </table:table-cell>
          <table:table-cell table:style-name="ce1" table:formula="of:=60*(([.P10]-[.N10])/[.M10])+2" office:value-type="float" office:value="-58" calcext:value-type="float">
            <text:p>-58</text:p>
          </table:table-cell>
          <table:table-cell table:style-name="ce1" table:formula="of:=60*(([.N10]-[.O10])/[.M10])+4" office:value-type="float" office:value="20.0975609756098" calcext:value-type="float">
            <text:p>20.0975609756098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table:style-name="ce6" table:formula="of:=[.H11]" office:value-type="float" office:value="45.6716417910448" calcext:value-type="float">
            <text:p>46</text:p>
          </table:table-cell>
          <table:table-cell table:style-name="ce8" table:formula="of:=[.I11]" office:value-type="float" office:value="0.374301675977654" calcext:value-type="float">
            <text:p>0.37</text:p>
          </table:table-cell>
          <table:table-cell table:style-name="ce8" table:formula="of:=[.J11]" office:value-type="float" office:value="0.350980392156863" calcext:value-type="float">
            <text:p>0.35</text:p>
          </table:table-cell>
          <table:table-cell table:style-name="ce6"/>
          <table:table-cell table:style-name="ce1" table:formula="of:=IF(AND([.A11]&gt;[.B11];[.A11]&gt;[.C11]);[.Q11];IF([.B11]&gt;[.C11];[.R11];[.S11]))" office:value-type="float" office:value="45.6716417910448" calcext:value-type="float">
            <text:p>45.6716417910448</text:p>
          </table:table-cell>
          <table:table-cell table:style-name="ce10" table:formula="of:=IF([.M11]=0;0;([.M11]/(1-ABS(2*[.J11]-1))))" office:value-type="float" office:value="0.374301675977654" calcext:value-type="float">
            <text:p>0.374</text:p>
          </table:table-cell>
          <table:table-cell table:style-name="ce10" table:formula="of:=([.K11]+[.L11])/2" office:value-type="float" office:value="0.350980392156863" calcext:value-type="float">
            <text:p>0.351</text:p>
          </table:table-cell>
          <table:table-cell table:style-name="ce1" table:formula="of:=MAX([.N11:.P11])" office:value-type="float" office:value="0.482352941176471" calcext:value-type="float">
            <text:p>0.482352941176471</text:p>
          </table:table-cell>
          <table:table-cell table:style-name="ce1" table:formula="of:=MIN([.N11:.P11])" office:value-type="float" office:value="0.219607843137255" calcext:value-type="float">
            <text:p>0.219607843137255</text:p>
          </table:table-cell>
          <table:table-cell table:style-name="ce1" table:formula="of:=[.K11]-[.L11]" office:value-type="float" office:value="0.262745098039216" calcext:value-type="float">
            <text:p>0.262745098039216</text:p>
          </table:table-cell>
          <table:table-cell table:style-name="ce1" table:formula="of:=[.A11]/255" office:value-type="float" office:value="0.482352941176471" calcext:value-type="float">
            <text:p>0.482352941176471</text:p>
          </table:table-cell>
          <table:table-cell table:style-name="ce1" table:formula="of:=[.B11]/255" office:value-type="float" office:value="0.419607843137255" calcext:value-type="float">
            <text:p>0.419607843137255</text:p>
          </table:table-cell>
          <table:table-cell table:style-name="ce1" table:formula="of:=[.C11]/255" office:value-type="float" office:value="0.219607843137255" calcext:value-type="float">
            <text:p>0.219607843137255</text:p>
          </table:table-cell>
          <table:table-cell table:style-name="ce1" table:formula="of:=60*(MOD(([.O11]-[.P11])/[.M11];6))" office:value-type="float" office:value="45.6716417910448" calcext:value-type="float">
            <text:p>45.6716417910448</text:p>
          </table:table-cell>
          <table:table-cell table:style-name="ce1" table:formula="of:=60*(([.P11]-[.N11])/[.M11])+2" office:value-type="float" office:value="-58" calcext:value-type="float">
            <text:p>-58</text:p>
          </table:table-cell>
          <table:table-cell table:style-name="ce1" table:formula="of:=60*(([.N11]-[.O11])/[.M11])+4" office:value-type="float" office:value="18.3283582089552" calcext:value-type="float">
            <text:p>18.3283582089552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table:style-name="ce6" table:formula="of:=[.H12]" office:value-type="float" office:value="45.1948051948052" calcext:value-type="float">
            <text:p>45</text:p>
          </table:table-cell>
          <table:table-cell table:style-name="ce8" table:formula="of:=[.I12]" office:value-type="float" office:value="0.430167597765363" calcext:value-type="float">
            <text:p>0.43</text:p>
          </table:table-cell>
          <table:table-cell table:style-name="ce8" table:formula="of:=[.J12]" office:value-type="float" office:value="0.350980392156863" calcext:value-type="float">
            <text:p>0.35</text:p>
          </table:table-cell>
          <table:table-cell table:style-name="ce6"/>
          <table:table-cell table:style-name="ce1" table:formula="of:=IF(AND([.A12]&gt;[.B12];[.A12]&gt;[.C12]);[.Q12];IF([.B12]&gt;[.C12];[.R12];[.S12]))" office:value-type="float" office:value="45.1948051948052" calcext:value-type="float">
            <text:p>45.1948051948052</text:p>
          </table:table-cell>
          <table:table-cell table:style-name="ce10" table:formula="of:=IF([.M12]=0;0;([.M12]/(1-ABS(2*[.J12]-1))))" office:value-type="float" office:value="0.430167597765363" calcext:value-type="float">
            <text:p>0.430</text:p>
          </table:table-cell>
          <table:table-cell table:style-name="ce10" table:formula="of:=([.K12]+[.L12])/2" office:value-type="float" office:value="0.350980392156863" calcext:value-type="float">
            <text:p>0.351</text:p>
          </table:table-cell>
          <table:table-cell table:style-name="ce1" table:formula="of:=MAX([.N12:.P12])" office:value-type="float" office:value="0.501960784313726" calcext:value-type="float">
            <text:p>0.501960784313726</text:p>
          </table:table-cell>
          <table:table-cell table:style-name="ce1" table:formula="of:=MIN([.N12:.P12])" office:value-type="float" office:value="0.2" calcext:value-type="float">
            <text:p>0.2</text:p>
          </table:table-cell>
          <table:table-cell table:style-name="ce1" table:formula="of:=[.K12]-[.L12]" office:value-type="float" office:value="0.301960784313725" calcext:value-type="float">
            <text:p>0.301960784313725</text:p>
          </table:table-cell>
          <table:table-cell table:style-name="ce1" table:formula="of:=[.A12]/255" office:value-type="float" office:value="0.501960784313726" calcext:value-type="float">
            <text:p>0.501960784313726</text:p>
          </table:table-cell>
          <table:table-cell table:style-name="ce1" table:formula="of:=[.B12]/255" office:value-type="float" office:value="0.427450980392157" calcext:value-type="float">
            <text:p>0.427450980392157</text:p>
          </table:table-cell>
          <table:table-cell table:style-name="ce1" table:formula="of:=[.C12]/255" office:value-type="float" office:value="0.2" calcext:value-type="float">
            <text:p>0.2</text:p>
          </table:table-cell>
          <table:table-cell table:style-name="ce1" table:formula="of:=60*(MOD(([.O12]-[.P12])/[.M12];6))" office:value-type="float" office:value="45.1948051948052" calcext:value-type="float">
            <text:p>45.1948051948052</text:p>
          </table:table-cell>
          <table:table-cell table:style-name="ce1" table:formula="of:=60*(([.P12]-[.N12])/[.M12])+2" office:value-type="float" office:value="-58" calcext:value-type="float">
            <text:p>-58</text:p>
          </table:table-cell>
          <table:table-cell table:style-name="ce1" table:formula="of:=60*(([.N12]-[.O12])/[.M12])+4" office:value-type="float" office:value="18.8051948051948" calcext:value-type="float">
            <text:p>18.8051948051948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7" calcext:value-type="float">
            <text:p>167</text:p>
          </table:table-cell>
          <table:table-cell office:value-type="float" office:value="78" calcext:value-type="float">
            <text:p>78</text:p>
          </table:table-cell>
          <table:table-cell table:style-name="ce6" table:formula="of:=[.H13]" office:value-type="float" office:value="46.0344827586207" calcext:value-type="float">
            <text:p>46</text:p>
          </table:table-cell>
          <table:table-cell table:style-name="ce8" table:formula="of:=[.I13]" office:value-type="float" office:value="0.487394957983193" calcext:value-type="float">
            <text:p>0.49</text:p>
          </table:table-cell>
          <table:table-cell table:style-name="ce8" table:formula="of:=[.J13]" office:value-type="float" office:value="0.533333333333333" calcext:value-type="float">
            <text:p>0.53</text:p>
          </table:table-cell>
          <table:table-cell table:style-name="ce6"/>
          <table:table-cell table:style-name="ce1" table:formula="of:=IF(AND([.A13]&gt;[.B13];[.A13]&gt;[.C13]);[.Q13];IF([.B13]&gt;[.C13];[.R13];[.S13]))" office:value-type="float" office:value="46.0344827586207" calcext:value-type="float">
            <text:p>46.0344827586207</text:p>
          </table:table-cell>
          <table:table-cell table:style-name="ce10" table:formula="of:=IF([.M13]=0;0;([.M13]/(1-ABS(2*[.J13]-1))))" office:value-type="float" office:value="0.487394957983193" calcext:value-type="float">
            <text:p>0.487</text:p>
          </table:table-cell>
          <table:table-cell table:style-name="ce10" table:formula="of:=([.K13]+[.L13])/2" office:value-type="float" office:value="0.533333333333333" calcext:value-type="float">
            <text:p>0.533</text:p>
          </table:table-cell>
          <table:table-cell table:style-name="ce1" table:formula="of:=MAX([.N13:.P13])" office:value-type="float" office:value="0.76078431372549" calcext:value-type="float">
            <text:p>0.76078431372549</text:p>
          </table:table-cell>
          <table:table-cell table:style-name="ce1" table:formula="of:=MIN([.N13:.P13])" office:value-type="float" office:value="0.305882352941176" calcext:value-type="float">
            <text:p>0.305882352941176</text:p>
          </table:table-cell>
          <table:table-cell table:style-name="ce1" table:formula="of:=[.K13]-[.L13]" office:value-type="float" office:value="0.454901960784314" calcext:value-type="float">
            <text:p>0.454901960784314</text:p>
          </table:table-cell>
          <table:table-cell table:style-name="ce1" table:formula="of:=[.A13]/255" office:value-type="float" office:value="0.76078431372549" calcext:value-type="float">
            <text:p>0.76078431372549</text:p>
          </table:table-cell>
          <table:table-cell table:style-name="ce1" table:formula="of:=[.B13]/255" office:value-type="float" office:value="0.654901960784314" calcext:value-type="float">
            <text:p>0.654901960784314</text:p>
          </table:table-cell>
          <table:table-cell table:style-name="ce1" table:formula="of:=[.C13]/255" office:value-type="float" office:value="0.305882352941176" calcext:value-type="float">
            <text:p>0.305882352941176</text:p>
          </table:table-cell>
          <table:table-cell table:style-name="ce1" table:formula="of:=60*(MOD(([.O13]-[.P13])/[.M13];6))" office:value-type="float" office:value="46.0344827586207" calcext:value-type="float">
            <text:p>46.0344827586207</text:p>
          </table:table-cell>
          <table:table-cell table:style-name="ce1" table:formula="of:=60*(([.P13]-[.N13])/[.M13])+2" office:value-type="float" office:value="-58" calcext:value-type="float">
            <text:p>-58</text:p>
          </table:table-cell>
          <table:table-cell table:style-name="ce1" table:formula="of:=60*(([.N13]-[.O13])/[.M13])+4" office:value-type="float" office:value="17.9655172413793" calcext:value-type="float">
            <text:p>17.9655172413793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table:style-name="ce6" table:formula="of:=[.H14]" office:value-type="float" office:value="45.7142857142857" calcext:value-type="float">
            <text:p>46</text:p>
          </table:table-cell>
          <table:table-cell table:style-name="ce8" table:formula="of:=[.I14]" office:value-type="float" office:value="0.443037974683544" calcext:value-type="float">
            <text:p>0.44</text:p>
          </table:table-cell>
          <table:table-cell table:style-name="ce8" table:formula="of:=[.J14]" office:value-type="float" office:value="0.535294117647059" calcext:value-type="float">
            <text:p>0.54</text:p>
          </table:table-cell>
          <table:table-cell table:style-name="ce6"/>
          <table:table-cell table:style-name="ce1" table:formula="of:=IF(AND([.A14]&gt;[.B14];[.A14]&gt;[.C14]);[.Q14];IF([.B14]&gt;[.C14];[.R14];[.S14]))" office:value-type="float" office:value="45.7142857142857" calcext:value-type="float">
            <text:p>45.7142857142857</text:p>
          </table:table-cell>
          <table:table-cell table:style-name="ce10" table:formula="of:=IF([.M14]=0;0;([.M14]/(1-ABS(2*[.J14]-1))))" office:value-type="float" office:value="0.443037974683544" calcext:value-type="float">
            <text:p>0.443</text:p>
          </table:table-cell>
          <table:table-cell table:style-name="ce10" table:formula="of:=([.K14]+[.L14])/2" office:value-type="float" office:value="0.535294117647059" calcext:value-type="float">
            <text:p>0.535</text:p>
          </table:table-cell>
          <table:table-cell table:style-name="ce1" table:formula="of:=MAX([.N14:.P14])" office:value-type="float" office:value="0.741176470588235" calcext:value-type="float">
            <text:p>0.741176470588235</text:p>
          </table:table-cell>
          <table:table-cell table:style-name="ce1" table:formula="of:=MIN([.N14:.P14])" office:value-type="float" office:value="0.329411764705882" calcext:value-type="float">
            <text:p>0.329411764705882</text:p>
          </table:table-cell>
          <table:table-cell table:style-name="ce1" table:formula="of:=[.K14]-[.L14]" office:value-type="float" office:value="0.411764705882353" calcext:value-type="float">
            <text:p>0.411764705882353</text:p>
          </table:table-cell>
          <table:table-cell table:style-name="ce1" table:formula="of:=[.A14]/255" office:value-type="float" office:value="0.741176470588235" calcext:value-type="float">
            <text:p>0.741176470588235</text:p>
          </table:table-cell>
          <table:table-cell table:style-name="ce1" table:formula="of:=[.B14]/255" office:value-type="float" office:value="0.643137254901961" calcext:value-type="float">
            <text:p>0.643137254901961</text:p>
          </table:table-cell>
          <table:table-cell table:style-name="ce1" table:formula="of:=[.C14]/255" office:value-type="float" office:value="0.329411764705882" calcext:value-type="float">
            <text:p>0.329411764705882</text:p>
          </table:table-cell>
          <table:table-cell table:style-name="ce1" table:formula="of:=60*(MOD(([.O14]-[.P14])/[.M14];6))" office:value-type="float" office:value="45.7142857142857" calcext:value-type="float">
            <text:p>45.7142857142857</text:p>
          </table:table-cell>
          <table:table-cell table:style-name="ce1" table:formula="of:=60*(([.P14]-[.N14])/[.M14])+2" office:value-type="float" office:value="-58" calcext:value-type="float">
            <text:p>-58</text:p>
          </table:table-cell>
          <table:table-cell table:style-name="ce1" table:formula="of:=60*(([.N14]-[.O14])/[.M14])+4" office:value-type="float" office:value="18.2857142857143" calcext:value-type="float">
            <text:p>18.28571428571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office:value-type="float" office:value="99" calcext:value-type="float">
            <text:p>99</text:p>
          </table:table-cell>
          <table:table-cell table:style-name="ce6" table:formula="of:=[.H15]" office:value-type="float" office:value="46.8965517241379" calcext:value-type="float">
            <text:p>47</text:p>
          </table:table-cell>
          <table:table-cell table:style-name="ce8" table:formula="of:=[.I15]" office:value-type="float" office:value="0.386666666666667" calcext:value-type="float">
            <text:p>0.39</text:p>
          </table:table-cell>
          <table:table-cell table:style-name="ce8" table:formula="of:=[.J15]" office:value-type="float" office:value="0.558823529411765" calcext:value-type="float">
            <text:p>0.56</text:p>
          </table:table-cell>
          <table:table-cell table:style-name="ce6"/>
          <table:table-cell table:style-name="ce1" table:formula="of:=IF(AND([.A15]&gt;[.B15];[.A15]&gt;[.C15]);[.Q15];IF([.B15]&gt;[.C15];[.R15];[.S15]))" office:value-type="float" office:value="46.8965517241379" calcext:value-type="float">
            <text:p>46.8965517241379</text:p>
          </table:table-cell>
          <table:table-cell table:style-name="ce10" table:formula="of:=IF([.M15]=0;0;([.M15]/(1-ABS(2*[.J15]-1))))" office:value-type="float" office:value="0.386666666666667" calcext:value-type="float">
            <text:p>0.387</text:p>
          </table:table-cell>
          <table:table-cell table:style-name="ce10" table:formula="of:=([.K15]+[.L15])/2" office:value-type="float" office:value="0.558823529411765" calcext:value-type="float">
            <text:p>0.559</text:p>
          </table:table-cell>
          <table:table-cell table:style-name="ce1" table:formula="of:=MAX([.N15:.P15])" office:value-type="float" office:value="0.729411764705882" calcext:value-type="float">
            <text:p>0.729411764705882</text:p>
          </table:table-cell>
          <table:table-cell table:style-name="ce1" table:formula="of:=MIN([.N15:.P15])" office:value-type="float" office:value="0.388235294117647" calcext:value-type="float">
            <text:p>0.388235294117647</text:p>
          </table:table-cell>
          <table:table-cell table:style-name="ce1" table:formula="of:=[.K15]-[.L15]" office:value-type="float" office:value="0.341176470588235" calcext:value-type="float">
            <text:p>0.341176470588235</text:p>
          </table:table-cell>
          <table:table-cell table:style-name="ce1" table:formula="of:=[.A15]/255" office:value-type="float" office:value="0.729411764705882" calcext:value-type="float">
            <text:p>0.729411764705882</text:p>
          </table:table-cell>
          <table:table-cell table:style-name="ce1" table:formula="of:=[.B15]/255" office:value-type="float" office:value="0.654901960784314" calcext:value-type="float">
            <text:p>0.654901960784314</text:p>
          </table:table-cell>
          <table:table-cell table:style-name="ce1" table:formula="of:=[.C15]/255" office:value-type="float" office:value="0.388235294117647" calcext:value-type="float">
            <text:p>0.388235294117647</text:p>
          </table:table-cell>
          <table:table-cell table:style-name="ce1" table:formula="of:=60*(MOD(([.O15]-[.P15])/[.M15];6))" office:value-type="float" office:value="46.8965517241379" calcext:value-type="float">
            <text:p>46.8965517241379</text:p>
          </table:table-cell>
          <table:table-cell table:style-name="ce1" table:formula="of:=60*(([.P15]-[.N15])/[.M15])+2" office:value-type="float" office:value="-58" calcext:value-type="float">
            <text:p>-58</text:p>
          </table:table-cell>
          <table:table-cell table:style-name="ce1" table:formula="of:=60*(([.N15]-[.O15])/[.M15])+4" office:value-type="float" office:value="17.1034482758621" calcext:value-type="float">
            <text:p>17.10344827586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float" office:value="103" calcext:value-type="float">
            <text:p>103</text:p>
          </table:table-cell>
          <table:table-cell table:style-name="ce6" table:formula="of:=[.H16]" office:value-type="float" office:value="48.5294117647059" calcext:value-type="float">
            <text:p>49</text:p>
          </table:table-cell>
          <table:table-cell table:style-name="ce8" table:formula="of:=[.I16]" office:value-type="float" office:value="0.80952380952381" calcext:value-type="float">
            <text:p>0.81</text:p>
          </table:table-cell>
          <table:table-cell table:style-name="ce8" table:formula="of:=[.J16]" office:value-type="float" office:value="0.670588235294118" calcext:value-type="float">
            <text:p>0.67</text:p>
          </table:table-cell>
          <table:table-cell table:style-name="ce6"/>
          <table:table-cell table:style-name="ce1" table:formula="of:=IF(AND([.A16]&gt;[.B16];[.A16]&gt;[.C16]);[.Q16];IF([.B16]&gt;[.C16];[.R16];[.S16]))" office:value-type="float" office:value="48.5294117647059" calcext:value-type="float">
            <text:p>48.5294117647059</text:p>
          </table:table-cell>
          <table:table-cell table:style-name="ce10" table:formula="of:=IF([.M16]=0;0;([.M16]/(1-ABS(2*[.J16]-1))))" office:value-type="float" office:value="0.80952380952381" calcext:value-type="float">
            <text:p>0.810</text:p>
          </table:table-cell>
          <table:table-cell table:style-name="ce10" table:formula="of:=([.K16]+[.L16])/2" office:value-type="float" office:value="0.670588235294118" calcext:value-type="float">
            <text:p>0.671</text:p>
          </table:table-cell>
          <table:table-cell table:style-name="ce1" table:formula="of:=MAX([.N16:.P16])" office:value-type="float" office:value="0.937254901960784" calcext:value-type="float">
            <text:p>0.937254901960784</text:p>
          </table:table-cell>
          <table:table-cell table:style-name="ce1" table:formula="of:=MIN([.N16:.P16])" office:value-type="float" office:value="0.403921568627451" calcext:value-type="float">
            <text:p>0.403921568627451</text:p>
          </table:table-cell>
          <table:table-cell table:style-name="ce1" table:formula="of:=[.K16]-[.L16]" office:value-type="float" office:value="0.533333333333333" calcext:value-type="float">
            <text:p>0.533333333333333</text:p>
          </table:table-cell>
          <table:table-cell table:style-name="ce1" table:formula="of:=[.A16]/255" office:value-type="float" office:value="0.937254901960784" calcext:value-type="float">
            <text:p>0.937254901960784</text:p>
          </table:table-cell>
          <table:table-cell table:style-name="ce1" table:formula="of:=[.B16]/255" office:value-type="float" office:value="0.835294117647059" calcext:value-type="float">
            <text:p>0.835294117647059</text:p>
          </table:table-cell>
          <table:table-cell table:style-name="ce1" table:formula="of:=[.C16]/255" office:value-type="float" office:value="0.403921568627451" calcext:value-type="float">
            <text:p>0.403921568627451</text:p>
          </table:table-cell>
          <table:table-cell table:style-name="ce1" table:formula="of:=60*(MOD(([.O16]-[.P16])/[.M16];6))" office:value-type="float" office:value="48.5294117647059" calcext:value-type="float">
            <text:p>48.5294117647059</text:p>
          </table:table-cell>
          <table:table-cell table:style-name="ce1" table:formula="of:=60*(([.P16]-[.N16])/[.M16])+2" office:value-type="float" office:value="-58" calcext:value-type="float">
            <text:p>-58</text:p>
          </table:table-cell>
          <table:table-cell table:style-name="ce1" table:formula="of:=60*(([.N16]-[.O16])/[.M16])+4" office:value-type="float" office:value="15.4705882352941" calcext:value-type="float">
            <text:p>15.470588235294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table:number-columns-repeated="20"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table:number-columns-repeated="20"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table:number-columns-repeated="20"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table:number-columns-repeated="20"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table:number-columns-repeated="20"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 icon" table:style-name="ta2"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4" table:default-cell-style-name="ce1"/>
        <table:table-column table:style-name="co10" table:default-cell-style-name="ce1"/>
        <table:table-column table:style-name="co8" table:number-columns-repeated="6" table:default-cell-style-name="ce1"/>
        <table:table-column table:style-name="co11" table:number-columns-repeated="997" table:default-cell-style-name="ce1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209" calcext:value-type="float">
            <text:p>209</text:p>
          </table:table-cell>
          <table:table-cell table:formula="of:=MIN([.B5:.B5000])" office:value-type="float" office:value="132" calcext:value-type="float">
            <text:p>132</text:p>
          </table:table-cell>
          <table:table-cell table:formula="of:=MIN([.C5:.C5000])" office:value-type="float" office:value="57" calcext:value-type="float">
            <text:p>57</text:p>
          </table:table-cell>
          <table:table-cell table:style-name="ce6" table:formula="of:=MIN([.D5:.D5000])" office:value-type="float" office:value="23.1081081081081" calcext:value-type="float">
            <text:p>23</text:p>
          </table:table-cell>
          <table:table-cell table:style-name="ce8" table:formula="of:=MIN([.E5:.E5000])" office:value-type="float" office:value="0.568075117370892" calcext:value-type="float">
            <text:p>0.57</text:p>
          </table:table-cell>
          <table:table-cell table:style-name="ce8" table:formula="of:=MIN([.F5:.F5000])" office:value-type="float" office:value="0.533333333333333" calcext:value-type="float">
            <text:p>0.53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1" calcext:value-type="float">
            <text:p>211</text:p>
          </table:table-cell>
          <table:table-cell table:formula="of:=MAX([.C4:.C5000])" office:value-type="float" office:value="100" calcext:value-type="float">
            <text:p>100</text:p>
          </table:table-cell>
          <table:table-cell table:style-name="ce6" table:formula="of:=MAX([.D4:.D5000])" office:value-type="float" office:value="42.9677419354839" calcext:value-type="float">
            <text:p>43</text:p>
          </table:table-cell>
          <table:table-cell table:style-name="ce8" table:formula="of:=MAX([.E4:.E5000])" office:value-type="float" office:value="1" calcext:value-type="float">
            <text:p>1.00</text:p>
          </table:table-cell>
          <table:table-cell table:style-name="ce8" table:formula="of:=MAX([.F4:.F5000])" office:value-type="float" office:value="0.696078431372549" calcext:value-type="float">
            <text:p>0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 table:style-name="ce9" table:number-columns-repeated="15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6" table:formula="of:=[.H5]" office:value-type="float" office:value="23.1081081081081" calcext:value-type="float">
            <text:p>23</text:p>
          </table:table-cell>
          <table:table-cell table:style-name="ce8" table:formula="of:=[.I5]" office:value-type="float" office:value="0.69811320754717" calcext:value-type="float">
            <text:p>0.70</text:p>
          </table:table-cell>
          <table:table-cell table:style-name="ce8" table:formula="of:=[.J5]" office:value-type="float" office:value="0.584313725490196" calcext:value-type="float">
            <text:p>0.58</text:p>
          </table:table-cell>
          <table:table-cell table:style-name="ce6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0" table:formula="of:=IF([.M5]=0;0;([.M5]/(1-ABS(2*[.J5]-1))))" office:value-type="float" office:value="0.69811320754717" calcext:value-type="float">
            <text:p>0.698</text:p>
          </table:table-cell>
          <table:table-cell table:style-name="ce10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6" table:formula="of:=[.H6]" office:value-type="float" office:value="23.3057851239669" calcext:value-type="float">
            <text:p>23</text:p>
          </table:table-cell>
          <table:table-cell table:style-name="ce8" table:formula="of:=[.I6]" office:value-type="float" office:value="0.568075117370892" calcext:value-type="float">
            <text:p>0.57</text:p>
          </table:table-cell>
          <table:table-cell table:style-name="ce8" table:formula="of:=[.J6]" office:value-type="float" office:value="0.582352941176471" calcext:value-type="float">
            <text:p>0.58</text:p>
          </table:table-cell>
          <table:table-cell table:style-name="ce6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0" table:formula="of:=IF([.M6]=0;0;([.M6]/(1-ABS(2*[.J6]-1))))" office:value-type="float" office:value="0.568075117370892" calcext:value-type="float">
            <text:p>0.568</text:p>
          </table:table-cell>
          <table:table-cell table:style-name="ce10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6" table:formula="of:=[.H7]" office:value-type="float" office:value="24.2647058823529" calcext:value-type="float">
            <text:p>24</text:p>
          </table:table-cell>
          <table:table-cell table:style-name="ce8" table:formula="of:=[.I7]" office:value-type="float" office:value="0.635514018691589" calcext:value-type="float">
            <text:p>0.64</text:p>
          </table:table-cell>
          <table:table-cell table:style-name="ce8" table:formula="of:=[.J7]" office:value-type="float" office:value="0.580392156862745" calcext:value-type="float">
            <text:p>0.58</text:p>
          </table:table-cell>
          <table:table-cell table:style-name="ce6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0" table:formula="of:=IF([.M7]=0;0;([.M7]/(1-ABS(2*[.J7]-1))))" office:value-type="float" office:value="0.635514018691589" calcext:value-type="float">
            <text:p>0.636</text:p>
          </table:table-cell>
          <table:table-cell table:style-name="ce10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6" table:formula="of:=[.H8]" office:value-type="float" office:value="32.3076923076923" calcext:value-type="float">
            <text:p>32</text:p>
          </table:table-cell>
          <table:table-cell table:style-name="ce8" table:formula="of:=[.I8]" office:value-type="float" office:value="0.65546218487395" calcext:value-type="float">
            <text:p>0.66</text:p>
          </table:table-cell>
          <table:table-cell table:style-name="ce8" table:formula="of:=[.J8]" office:value-type="float" office:value="0.533333333333333" calcext:value-type="float">
            <text:p>0.53</text:p>
          </table:table-cell>
          <table:table-cell table:style-name="ce6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0" table:formula="of:=IF([.M8]=0;0;([.M8]/(1-ABS(2*[.J8]-1))))" office:value-type="float" office:value="0.65546218487395" calcext:value-type="float">
            <text:p>0.655</text:p>
          </table:table-cell>
          <table:table-cell table:style-name="ce10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6" table:formula="of:=[.H9]" office:value-type="float" office:value="29.0909090909091" calcext:value-type="float">
            <text:p>29</text:p>
          </table:table-cell>
          <table:table-cell table:style-name="ce8" table:formula="of:=[.I9]" office:value-type="float" office:value="0.714285714285714" calcext:value-type="float">
            <text:p>0.71</text:p>
          </table:table-cell>
          <table:table-cell table:style-name="ce8" table:formula="of:=[.J9]" office:value-type="float" office:value="0.547058823529412" calcext:value-type="float">
            <text:p>0.55</text:p>
          </table:table-cell>
          <table:table-cell table:style-name="ce6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0" table:formula="of:=IF([.M9]=0;0;([.M9]/(1-ABS(2*[.J9]-1))))" office:value-type="float" office:value="0.714285714285714" calcext:value-type="float">
            <text:p>0.714</text:p>
          </table:table-cell>
          <table:table-cell table:style-name="ce10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6" table:formula="of:=[.H10]" office:value-type="float" office:value="23.1081081081081" calcext:value-type="float">
            <text:p>23</text:p>
          </table:table-cell>
          <table:table-cell table:style-name="ce8" table:formula="of:=[.I10]" office:value-type="float" office:value="0.69811320754717" calcext:value-type="float">
            <text:p>0.70</text:p>
          </table:table-cell>
          <table:table-cell table:style-name="ce8" table:formula="of:=[.J10]" office:value-type="float" office:value="0.584313725490196" calcext:value-type="float">
            <text:p>0.58</text:p>
          </table:table-cell>
          <table:table-cell table:style-name="ce6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0" table:formula="of:=IF([.M10]=0;0;([.M10]/(1-ABS(2*[.J10]-1))))" office:value-type="float" office:value="0.69811320754717" calcext:value-type="float">
            <text:p>0.698</text:p>
          </table:table-cell>
          <table:table-cell table:style-name="ce10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6" table:formula="of:=[.H11]" office:value-type="float" office:value="29.8378378378378" calcext:value-type="float">
            <text:p>30</text:p>
          </table:table-cell>
          <table:table-cell table:style-name="ce8" table:formula="of:=[.I11]" office:value-type="float" office:value="1" calcext:value-type="float">
            <text:p>1.00</text:p>
          </table:table-cell>
          <table:table-cell table:style-name="ce8" table:formula="of:=[.J11]" office:value-type="float" office:value="0.637254901960784" calcext:value-type="float">
            <text:p>0.64</text:p>
          </table:table-cell>
          <table:table-cell table:style-name="ce6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0" table:formula="of:=IF([.M11]=0;0;([.M11]/(1-ABS(2*[.J11]-1))))" office:value-type="float" office:value="1" calcext:value-type="float">
            <text:p>1.000</text:p>
          </table:table-cell>
          <table:table-cell table:style-name="ce10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6" table:formula="of:=[.H12]" office:value-type="float" office:value="42.9677419354839" calcext:value-type="float">
            <text:p>43</text:p>
          </table:table-cell>
          <table:table-cell table:style-name="ce8" table:formula="of:=[.I12]" office:value-type="float" office:value="1" calcext:value-type="float">
            <text:p>1.00</text:p>
          </table:table-cell>
          <table:table-cell table:style-name="ce8" table:formula="of:=[.J12]" office:value-type="float" office:value="0.696078431372549" calcext:value-type="float">
            <text:p>0.70</text:p>
          </table:table-cell>
          <table:table-cell table:style-name="ce6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0" table:formula="of:=IF([.M12]=0;0;([.M12]/(1-ABS(2*[.J12]-1))))" office:value-type="float" office:value="1" calcext:value-type="float">
            <text:p>1.000</text:p>
          </table:table-cell>
          <table:table-cell table:style-name="ce10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 table:number-rows-repeated="5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rnace" table:style-name="ta2"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4" table:default-cell-style-name="ce1"/>
        <table:table-column table:style-name="co12" table:default-cell-style-name="ce1"/>
        <table:table-column table:style-name="co8" table:number-columns-repeated="6" table:default-cell-style-name="ce1"/>
        <table:table-column table:style-name="co11" table:number-columns-repeated="997" table:default-cell-style-name="ce1"/>
        <table:table-row table:style-name="ro1">
          <table:table-cell table:formula="of:=MIN([.A4:.A4998])" office:value-type="float" office:value="51" calcext:value-type="float">
            <text:p>51</text:p>
          </table:table-cell>
          <table:table-cell table:formula="of:=MIN([.B4:.B4998])" office:value-type="float" office:value="48" calcext:value-type="float">
            <text:p>48</text:p>
          </table:table-cell>
          <table:table-cell table:formula="of:=MIN([.C4:.C4998])" office:value-type="float" office:value="48" calcext:value-type="float">
            <text:p>48</text:p>
          </table:table-cell>
          <table:table-cell table:style-name="ce6" table:formula="of:=MIN([.D4:.D4998])" office:value-type="float" office:value="0" calcext:value-type="float">
            <text:p>0</text:p>
          </table:table-cell>
          <table:table-cell table:style-name="ce8" table:formula="of:=MIN([.E4:.E4998])" office:value-type="float" office:value="0.0294117647058823" calcext:value-type="float">
            <text:p>0.03</text:p>
          </table:table-cell>
          <table:table-cell table:style-name="ce8" table:formula="of:=MIN([.F4:.F4998])" office:value-type="float" office:value="0.194117647058824" calcext:value-type="float">
            <text:p>0.19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80" calcext:value-type="float">
            <text:p>80</text:p>
          </table:table-cell>
          <table:table-cell table:formula="of:=MAX([.B3:.B4998])" office:value-type="float" office:value="75" calcext:value-type="float">
            <text:p>75</text:p>
          </table:table-cell>
          <table:table-cell table:formula="of:=MAX([.C3:.C4998])" office:value-type="float" office:value="73" calcext:value-type="float">
            <text:p>73</text:p>
          </table:table-cell>
          <table:table-cell table:style-name="ce6" table:formula="of:=MAX([.D3:.D4998])" office:value-type="float" office:value="22.4999999999999" calcext:value-type="float">
            <text:p>23</text:p>
          </table:table-cell>
          <table:table-cell table:style-name="ce8" table:formula="of:=MAX([.E3:.E4998])" office:value-type="float" office:value="0.0576923076923077" calcext:value-type="float">
            <text:p>0.06</text:p>
          </table:table-cell>
          <table:table-cell table:style-name="ce8" table:formula="of:=MAX([.F3:.F4998])" office:value-type="float" office:value="0.3" calcext:value-type="float">
            <text:p>0.3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 table:style-name="ce9" table:number-columns-repeated="15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6" table:formula="of:=[.H4]" office:value-type="float" office:value="0" calcext:value-type="float">
            <text:p>0</text:p>
          </table:table-cell>
          <table:table-cell table:style-name="ce8" table:formula="of:=[.I4]" office:value-type="float" office:value="0.04" calcext:value-type="float">
            <text:p>0.04</text:p>
          </table:table-cell>
          <table:table-cell table:style-name="ce8" table:formula="of:=[.J4]" office:value-type="float" office:value="0.245098039215686" calcext:value-type="float">
            <text:p>0.25</text:p>
          </table:table-cell>
          <table:table-cell table:style-name="ce6"/>
          <table:table-cell table:formula="of:=IF(AND([.A4]&gt;[.B4];[.A4]&gt;[.C4]);[.Q4];IF([.B4]&gt;[.C4];[.R4];[.S4]))" office:value-type="float" office:value="0" calcext:value-type="float">
            <text:p>0</text:p>
          </table:table-cell>
          <table:table-cell table:style-name="ce10" table:formula="of:=IF([.M4]=0;0;([.M4]/(1-ABS(2*[.J4]-1))))" office:value-type="float" office:value="0.04" calcext:value-type="float">
            <text:p>0.040</text:p>
          </table:table-cell>
          <table:table-cell table:style-name="ce10" table:formula="of:=([.K4]+[.L4])/2" office:value-type="float" office:value="0.245098039215686" calcext:value-type="float">
            <text:p>0.245</text:p>
          </table:table-cell>
          <table:table-cell table:formula="of:=MAX([.N4:.P4])" office:value-type="float" office:value="0.254901960784314" calcext:value-type="float">
            <text:p>0.254901960784314</text:p>
          </table:table-cell>
          <table:table-cell table:formula="of:=MIN([.N4:.P4])" office:value-type="float" office:value="0.235294117647059" calcext:value-type="float">
            <text:p>0.235294117647059</text:p>
          </table:table-cell>
          <table:table-cell table:formula="of:=[.K4]-[.L4]" office:value-type="float" office:value="0.0196078431372549" calcext:value-type="float">
            <text:p>0.019607843137255</text:p>
          </table:table-cell>
          <table:table-cell table:formula="of:=[.A4]/255" office:value-type="float" office:value="0.254901960784314" calcext:value-type="float">
            <text:p>0.254901960784314</text:p>
          </table:table-cell>
          <table:table-cell table:formula="of:=[.B4]/255" office:value-type="float" office:value="0.235294117647059" calcext:value-type="float">
            <text:p>0.235294117647059</text:p>
          </table:table-cell>
          <table:table-cell table:formula="of:=[.C4]/255" office:value-type="float" office:value="0.235294117647059" calcext:value-type="float">
            <text:p>0.235294117647059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6" table:formula="of:=[.H5]" office:value-type="float" office:value="0" calcext:value-type="float">
            <text:p>0</text:p>
          </table:table-cell>
          <table:table-cell table:style-name="ce8" table:formula="of:=[.I5]" office:value-type="float" office:value="0.0303030303030303" calcext:value-type="float">
            <text:p>0.03</text:p>
          </table:table-cell>
          <table:table-cell table:style-name="ce8" table:formula="of:=[.J5]" office:value-type="float" office:value="0.194117647058824" calcext:value-type="float">
            <text:p>0.19</text:p>
          </table:table-cell>
          <table:table-cell table:style-name="ce6"/>
          <table:table-cell table:formula="of:=IF(AND([.A5]&gt;[.B5];[.A5]&gt;[.C5]);[.Q5];IF([.B5]&gt;[.C5];[.R5];[.S5]))" office:value-type="float" office:value="0" calcext:value-type="float">
            <text:p>0</text:p>
          </table:table-cell>
          <table:table-cell table:style-name="ce10" table:formula="of:=IF([.M5]=0;0;([.M5]/(1-ABS(2*[.J5]-1))))" office:value-type="float" office:value="0.0303030303030303" calcext:value-type="float">
            <text:p>0.030</text:p>
          </table:table-cell>
          <table:table-cell table:style-name="ce10" table:formula="of:=([.K5]+[.L5])/2" office:value-type="float" office:value="0.194117647058824" calcext:value-type="float">
            <text:p>0.194</text:p>
          </table:table-cell>
          <table:table-cell table:formula="of:=MAX([.N5:.P5])" office:value-type="float" office:value="0.2" calcext:value-type="float">
            <text:p>0.2</text:p>
          </table:table-cell>
          <table:table-cell table:formula="of:=MIN([.N5:.P5])" office:value-type="float" office:value="0.188235294117647" calcext:value-type="float">
            <text:p>0.188235294117647</text:p>
          </table:table-cell>
          <table:table-cell table:formula="of:=[.K5]-[.L5]" office:value-type="float" office:value="0.011764705882353" calcext:value-type="float">
            <text:p>0.011764705882353</text:p>
          </table:table-cell>
          <table:table-cell table:formula="of:=[.A5]/255" office:value-type="float" office:value="0.2" calcext:value-type="float">
            <text:p>0.2</text:p>
          </table:table-cell>
          <table:table-cell table:formula="of:=[.B5]/255" office:value-type="float" office:value="0.188235294117647" calcext:value-type="float">
            <text:p>0.188235294117647</text:p>
          </table:table-cell>
          <table:table-cell table:formula="of:=[.C5]/255" office:value-type="float" office:value="0.188235294117647" calcext:value-type="float">
            <text:p>0.188235294117647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style-name="ce6" table:formula="of:=[.H6]" office:value-type="float" office:value="17.1428571428572" calcext:value-type="float">
            <text:p>17</text:p>
          </table:table-cell>
          <table:table-cell table:style-name="ce8" table:formula="of:=[.I6]" office:value-type="float" office:value="0.0457516339869281" calcext:value-type="float">
            <text:p>0.05</text:p>
          </table:table-cell>
          <table:table-cell table:style-name="ce8" table:formula="of:=[.J6]" office:value-type="float" office:value="0.3" calcext:value-type="float">
            <text:p>0.30</text:p>
          </table:table-cell>
          <table:table-cell table:style-name="ce6"/>
          <table:table-cell table:formula="of:=IF(AND([.A6]&gt;[.B6];[.A6]&gt;[.C6]);[.Q6];IF([.B6]&gt;[.C6];[.R6];[.S6]))" office:value-type="float" office:value="17.1428571428572" calcext:value-type="float">
            <text:p>17.1428571428572</text:p>
          </table:table-cell>
          <table:table-cell table:style-name="ce10" table:formula="of:=IF([.M6]=0;0;([.M6]/(1-ABS(2*[.J6]-1))))" office:value-type="float" office:value="0.0457516339869281" calcext:value-type="float">
            <text:p>0.046</text:p>
          </table:table-cell>
          <table:table-cell table:style-name="ce10" table:formula="of:=([.K6]+[.L6])/2" office:value-type="float" office:value="0.3" calcext:value-type="float">
            <text:p>0.300</text:p>
          </table:table-cell>
          <table:table-cell table:formula="of:=MAX([.N6:.P6])" office:value-type="float" office:value="0.313725490196078" calcext:value-type="float">
            <text:p>0.313725490196078</text:p>
          </table:table-cell>
          <table:table-cell table:formula="of:=MIN([.N6:.P6])" office:value-type="float" office:value="0.286274509803922" calcext:value-type="float">
            <text:p>0.286274509803922</text:p>
          </table:table-cell>
          <table:table-cell table:formula="of:=[.K6]-[.L6]" office:value-type="float" office:value="0.0274509803921569" calcext:value-type="float">
            <text:p>0.027450980392157</text:p>
          </table:table-cell>
          <table:table-cell table:formula="of:=[.A6]/255" office:value-type="float" office:value="0.313725490196078" calcext:value-type="float">
            <text:p>0.313725490196078</text:p>
          </table:table-cell>
          <table:table-cell table:formula="of:=[.B6]/255" office:value-type="float" office:value="0.294117647058823" calcext:value-type="float">
            <text:p>0.294117647058823</text:p>
          </table:table-cell>
          <table:table-cell table:formula="of:=[.C6]/255" office:value-type="float" office:value="0.286274509803922" calcext:value-type="float">
            <text:p>0.286274509803922</text:p>
          </table:table-cell>
          <table:table-cell table:formula="of:=60*(MOD(([.O6]-[.P6])/[.M6];6))" office:value-type="float" office:value="17.1428571428572" calcext:value-type="float">
            <text:p>17.142857142857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6.8571428571428" calcext:value-type="float">
            <text:p>46.8571428571428</text:p>
          </table:table-cell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6" table:formula="of:=[.H7]" office:value-type="float" office:value="0" calcext:value-type="float">
            <text:p>0</text:p>
          </table:table-cell>
          <table:table-cell table:style-name="ce8" table:formula="of:=[.I7]" office:value-type="float" office:value="0.0576923076923077" calcext:value-type="float">
            <text:p>0.06</text:p>
          </table:table-cell>
          <table:table-cell table:style-name="ce8" table:formula="of:=[.J7]" office:value-type="float" office:value="0.203921568627451" calcext:value-type="float">
            <text:p>0.20</text:p>
          </table:table-cell>
          <table:table-cell table:style-name="ce6"/>
          <table:table-cell table:formula="of:=IF(AND([.A7]&gt;[.B7];[.A7]&gt;[.C7]);[.Q7];IF([.B7]&gt;[.C7];[.R7];[.S7]))" office:value-type="float" office:value="0" calcext:value-type="float">
            <text:p>0</text:p>
          </table:table-cell>
          <table:table-cell table:style-name="ce10" table:formula="of:=IF([.M7]=0;0;([.M7]/(1-ABS(2*[.J7]-1))))" office:value-type="float" office:value="0.0576923076923077" calcext:value-type="float">
            <text:p>0.058</text:p>
          </table:table-cell>
          <table:table-cell table:style-name="ce10" table:formula="of:=([.K7]+[.L7])/2" office:value-type="float" office:value="0.203921568627451" calcext:value-type="float">
            <text:p>0.204</text:p>
          </table:table-cell>
          <table:table-cell table:formula="of:=MAX([.N7:.P7])" office:value-type="float" office:value="0.215686274509804" calcext:value-type="float">
            <text:p>0.215686274509804</text:p>
          </table:table-cell>
          <table:table-cell table:formula="of:=MIN([.N7:.P7])" office:value-type="float" office:value="0.192156862745098" calcext:value-type="float">
            <text:p>0.192156862745098</text:p>
          </table:table-cell>
          <table:table-cell table:formula="of:=[.K7]-[.L7]" office:value-type="float" office:value="0.0235294117647059" calcext:value-type="float">
            <text:p>0.023529411764706</text:p>
          </table:table-cell>
          <table:table-cell table:formula="of:=[.A7]/255" office:value-type="float" office:value="0.215686274509804" calcext:value-type="float">
            <text:p>0.215686274509804</text:p>
          </table:table-cell>
          <table:table-cell table:formula="of:=[.B7]/255" office:value-type="float" office:value="0.192156862745098" calcext:value-type="float">
            <text:p>0.192156862745098</text:p>
          </table:table-cell>
          <table:table-cell table:formula="of:=[.C7]/255" office:value-type="float" office:value="0.192156862745098" calcext:value-type="float">
            <text:p>0.192156862745098</text:p>
          </table:table-cell>
          <table:table-cell table:formula="of:=60*(MOD(([.O7]-[.P7])/[.M7];6))" office:value-type="float" office:value="0" calcext:value-type="float">
            <text:p>0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63" calcext:value-type="float">
            <text:p>63</text:p>
          </table:table-cell>
          <table:table-cell table:style-name="ce6" table:formula="of:=[.H8]" office:value-type="float" office:value="0" calcext:value-type="float">
            <text:p>0</text:p>
          </table:table-cell>
          <table:table-cell table:style-name="ce8" table:formula="of:=[.I8]" office:value-type="float" office:value="0.0381679389312977" calcext:value-type="float">
            <text:p>0.04</text:p>
          </table:table-cell>
          <table:table-cell table:style-name="ce8" table:formula="of:=[.J8]" office:value-type="float" office:value="0.256862745098039" calcext:value-type="float">
            <text:p>0.26</text:p>
          </table:table-cell>
          <table:table-cell table:style-name="ce6"/>
          <table:table-cell table:formula="of:=IF(AND([.A8]&gt;[.B8];[.A8]&gt;[.C8]);[.Q8];IF([.B8]&gt;[.C8];[.R8];[.S8]))" office:value-type="float" office:value="0" calcext:value-type="float">
            <text:p>0</text:p>
          </table:table-cell>
          <table:table-cell table:style-name="ce10" table:formula="of:=IF([.M8]=0;0;([.M8]/(1-ABS(2*[.J8]-1))))" office:value-type="float" office:value="0.0381679389312977" calcext:value-type="float">
            <text:p>0.038</text:p>
          </table:table-cell>
          <table:table-cell table:style-name="ce10" table:formula="of:=([.K8]+[.L8])/2" office:value-type="float" office:value="0.256862745098039" calcext:value-type="float">
            <text:p>0.257</text:p>
          </table:table-cell>
          <table:table-cell table:formula="of:=MAX([.N8:.P8])" office:value-type="float" office:value="0.266666666666667" calcext:value-type="float">
            <text:p>0.266666666666667</text:p>
          </table:table-cell>
          <table:table-cell table:formula="of:=MIN([.N8:.P8])" office:value-type="float" office:value="0.247058823529412" calcext:value-type="float">
            <text:p>0.247058823529412</text:p>
          </table:table-cell>
          <table:table-cell table:formula="of:=[.K8]-[.L8]" office:value-type="float" office:value="0.0196078431372549" calcext:value-type="float">
            <text:p>0.019607843137255</text:p>
          </table:table-cell>
          <table:table-cell table:formula="of:=[.A8]/255" office:value-type="float" office:value="0.266666666666667" calcext:value-type="float">
            <text:p>0.266666666666667</text:p>
          </table:table-cell>
          <table:table-cell table:formula="of:=[.B8]/255" office:value-type="float" office:value="0.247058823529412" calcext:value-type="float">
            <text:p>0.247058823529412</text:p>
          </table:table-cell>
          <table:table-cell table:formula="of:=[.C8]/255" office:value-type="float" office:value="0.247058823529412" calcext:value-type="float">
            <text:p>0.247058823529412</text:p>
          </table:table-cell>
          <table:table-cell table:formula="of:=60*(MOD(([.O8]-[.P8])/[.M8];6))" office:value-type="float" office:value="0" calcext:value-type="float">
            <text:p>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66" calcext:value-type="float">
            <text:p>66</text:p>
          </table:table-cell>
          <table:table-cell table:style-name="ce6" table:formula="of:=[.H9]" office:value-type="float" office:value="0" calcext:value-type="float">
            <text:p>0</text:p>
          </table:table-cell>
          <table:table-cell table:style-name="ce8" table:formula="of:=[.I9]" office:value-type="float" office:value="0.0294117647058823" calcext:value-type="float">
            <text:p>0.03</text:p>
          </table:table-cell>
          <table:table-cell table:style-name="ce8" table:formula="of:=[.J9]" office:value-type="float" office:value="0.266666666666667" calcext:value-type="float">
            <text:p>0.27</text:p>
          </table:table-cell>
          <table:table-cell table:style-name="ce6"/>
          <table:table-cell table:formula="of:=IF(AND([.A9]&gt;[.B9];[.A9]&gt;[.C9]);[.Q9];IF([.B9]&gt;[.C9];[.R9];[.S9]))" office:value-type="float" office:value="0" calcext:value-type="float">
            <text:p>0</text:p>
          </table:table-cell>
          <table:table-cell table:style-name="ce10" table:formula="of:=IF([.M9]=0;0;([.M9]/(1-ABS(2*[.J9]-1))))" office:value-type="float" office:value="0.0294117647058823" calcext:value-type="float">
            <text:p>0.029</text:p>
          </table:table-cell>
          <table:table-cell table:style-name="ce10" table:formula="of:=([.K9]+[.L9])/2" office:value-type="float" office:value="0.266666666666667" calcext:value-type="float">
            <text:p>0.267</text:p>
          </table:table-cell>
          <table:table-cell table:formula="of:=MAX([.N9:.P9])" office:value-type="float" office:value="0.274509803921569" calcext:value-type="float">
            <text:p>0.274509803921569</text:p>
          </table:table-cell>
          <table:table-cell table:formula="of:=MIN([.N9:.P9])" office:value-type="float" office:value="0.258823529411765" calcext:value-type="float">
            <text:p>0.258823529411765</text:p>
          </table:table-cell>
          <table:table-cell table:formula="of:=[.K9]-[.L9]" office:value-type="float" office:value="0.0156862745098039" calcext:value-type="float">
            <text:p>0.015686274509804</text:p>
          </table:table-cell>
          <table:table-cell table:formula="of:=[.A9]/255" office:value-type="float" office:value="0.274509803921569" calcext:value-type="float">
            <text:p>0.274509803921569</text:p>
          </table:table-cell>
          <table:table-cell table:formula="of:=[.B9]/255" office:value-type="float" office:value="0.258823529411765" calcext:value-type="float">
            <text:p>0.258823529411765</text:p>
          </table:table-cell>
          <table:table-cell table:formula="of:=[.C9]/255" office:value-type="float" office:value="0.258823529411765" calcext:value-type="float">
            <text:p>0.258823529411765</text:p>
          </table:table-cell>
          <table:table-cell table:formula="of:=60*(MOD(([.O9]-[.P9])/[.M9];6))" office:value-type="float" office:value="0" calcext:value-type="float">
            <text:p>0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ce6" table:formula="of:=[.H10]" office:value-type="float" office:value="0" calcext:value-type="float">
            <text:p>0</text:p>
          </table:table-cell>
          <table:table-cell table:style-name="ce8" table:formula="of:=[.I10]" office:value-type="float" office:value="0.045045045045045" calcext:value-type="float">
            <text:p>0.05</text:p>
          </table:table-cell>
          <table:table-cell table:style-name="ce8" table:formula="of:=[.J10]" office:value-type="float" office:value="0.217647058823529" calcext:value-type="float">
            <text:p>0.22</text:p>
          </table:table-cell>
          <table:table-cell table:style-name="ce6"/>
          <table:table-cell table:formula="of:=IF(AND([.A10]&gt;[.B10];[.A10]&gt;[.C10]);[.Q10];IF([.B10]&gt;[.C10];[.R10];[.S10]))" office:value-type="float" office:value="0" calcext:value-type="float">
            <text:p>0</text:p>
          </table:table-cell>
          <table:table-cell table:style-name="ce10" table:formula="of:=IF([.M10]=0;0;([.M10]/(1-ABS(2*[.J10]-1))))" office:value-type="float" office:value="0.045045045045045" calcext:value-type="float">
            <text:p>0.045</text:p>
          </table:table-cell>
          <table:table-cell table:style-name="ce10" table:formula="of:=([.K10]+[.L10])/2" office:value-type="float" office:value="0.217647058823529" calcext:value-type="float">
            <text:p>0.218</text:p>
          </table:table-cell>
          <table:table-cell table:formula="of:=MAX([.N10:.P10])" office:value-type="float" office:value="0.227450980392157" calcext:value-type="float">
            <text:p>0.227450980392157</text:p>
          </table:table-cell>
          <table:table-cell table:formula="of:=MIN([.N10:.P10])" office:value-type="float" office:value="0.207843137254902" calcext:value-type="float">
            <text:p>0.207843137254902</text:p>
          </table:table-cell>
          <table:table-cell table:formula="of:=[.K10]-[.L10]" office:value-type="float" office:value="0.0196078431372549" calcext:value-type="float">
            <text:p>0.019607843137255</text:p>
          </table:table-cell>
          <table:table-cell table:formula="of:=[.A10]/255" office:value-type="float" office:value="0.227450980392157" calcext:value-type="float">
            <text:p>0.227450980392157</text:p>
          </table:table-cell>
          <table:table-cell table:formula="of:=[.B10]/255" office:value-type="float" office:value="0.207843137254902" calcext:value-type="float">
            <text:p>0.207843137254902</text:p>
          </table:table-cell>
          <table:table-cell table:formula="of:=[.C10]/255" office:value-type="float" office:value="0.207843137254902" calcext:value-type="float">
            <text:p>0.207843137254902</text:p>
          </table:table-cell>
          <table:table-cell table:formula="of:=60*(MOD(([.O10]-[.P10])/[.M10];6))" office:value-type="float" office:value="0" calcext:value-type="float">
            <text:p>0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6" table:formula="of:=[.H11]" office:value-type="float" office:value="0" calcext:value-type="float">
            <text:p>0</text:p>
          </table:table-cell>
          <table:table-cell table:style-name="ce8" table:formula="of:=[.I11]" office:value-type="float" office:value="0.0427350427350428" calcext:value-type="float">
            <text:p>0.04</text:p>
          </table:table-cell>
          <table:table-cell table:style-name="ce8" table:formula="of:=[.J11]" office:value-type="float" office:value="0.229411764705882" calcext:value-type="float">
            <text:p>0.23</text:p>
          </table:table-cell>
          <table:table-cell table:style-name="ce6"/>
          <table:table-cell table:formula="of:=IF(AND([.A11]&gt;[.B11];[.A11]&gt;[.C11]);[.Q11];IF([.B11]&gt;[.C11];[.R11];[.S11]))" office:value-type="float" office:value="0" calcext:value-type="float">
            <text:p>0</text:p>
          </table:table-cell>
          <table:table-cell table:style-name="ce10" table:formula="of:=IF([.M11]=0;0;([.M11]/(1-ABS(2*[.J11]-1))))" office:value-type="float" office:value="0.0427350427350428" calcext:value-type="float">
            <text:p>0.043</text:p>
          </table:table-cell>
          <table:table-cell table:style-name="ce10" table:formula="of:=([.K11]+[.L11])/2" office:value-type="float" office:value="0.229411764705882" calcext:value-type="float">
            <text:p>0.229</text:p>
          </table:table-cell>
          <table:table-cell table:formula="of:=MAX([.N11:.P11])" office:value-type="float" office:value="0.23921568627451" calcext:value-type="float">
            <text:p>0.23921568627451</text:p>
          </table:table-cell>
          <table:table-cell table:formula="of:=MIN([.N11:.P11])" office:value-type="float" office:value="0.219607843137255" calcext:value-type="float">
            <text:p>0.219607843137255</text:p>
          </table:table-cell>
          <table:table-cell table:formula="of:=[.K11]-[.L11]" office:value-type="float" office:value="0.0196078431372549" calcext:value-type="float">
            <text:p>0.019607843137255</text:p>
          </table:table-cell>
          <table:table-cell table:formula="of:=[.A11]/255" office:value-type="float" office:value="0.23921568627451" calcext:value-type="float">
            <text:p>0.23921568627451</text:p>
          </table:table-cell>
          <table:table-cell table:formula="of:=[.B11]/255" office:value-type="float" office:value="0.219607843137255" calcext:value-type="float">
            <text:p>0.219607843137255</text:p>
          </table:table-cell>
          <table:table-cell table:formula="of:=[.C11]/255" office:value-type="float" office:value="0.219607843137255" calcext:value-type="float">
            <text:p>0.219607843137255</text:p>
          </table:table-cell>
          <table:table-cell table:formula="of:=60*(MOD(([.O11]-[.P11])/[.M11];6))" office:value-type="float" office:value="0" calcext:value-type="float">
            <text:p>0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style-name="ce6" table:formula="of:=[.H12]" office:value-type="float" office:value="22.4999999999999" calcext:value-type="float">
            <text:p>23</text:p>
          </table:table-cell>
          <table:table-cell table:style-name="ce8" table:formula="of:=[.I12]" office:value-type="float" office:value="0.0540540540540541" calcext:value-type="float">
            <text:p>0.05</text:p>
          </table:table-cell>
          <table:table-cell table:style-name="ce8" table:formula="of:=[.J12]" office:value-type="float" office:value="0.290196078431373" calcext:value-type="float">
            <text:p>0.29</text:p>
          </table:table-cell>
          <table:table-cell table:style-name="ce6"/>
          <table:table-cell table:formula="of:=IF(AND([.A12]&gt;[.B12];[.A12]&gt;[.C12]);[.Q12];IF([.B12]&gt;[.C12];[.R12];[.S12]))" office:value-type="float" office:value="22.4999999999999" calcext:value-type="float">
            <text:p>22.4999999999999</text:p>
          </table:table-cell>
          <table:table-cell table:style-name="ce10" table:formula="of:=IF([.M12]=0;0;([.M12]/(1-ABS(2*[.J12]-1))))" office:value-type="float" office:value="0.0540540540540541" calcext:value-type="float">
            <text:p>0.054</text:p>
          </table:table-cell>
          <table:table-cell table:style-name="ce10" table:formula="of:=([.K12]+[.L12])/2" office:value-type="float" office:value="0.290196078431373" calcext:value-type="float">
            <text:p>0.290</text:p>
          </table:table-cell>
          <table:table-cell table:formula="of:=MAX([.N12:.P12])" office:value-type="float" office:value="0.305882352941176" calcext:value-type="float">
            <text:p>0.305882352941176</text:p>
          </table:table-cell>
          <table:table-cell table:formula="of:=MIN([.N12:.P12])" office:value-type="float" office:value="0.274509803921569" calcext:value-type="float">
            <text:p>0.274509803921569</text:p>
          </table:table-cell>
          <table:table-cell table:formula="of:=[.K12]-[.L12]" office:value-type="float" office:value="0.0313725490196078" calcext:value-type="float">
            <text:p>0.031372549019608</text:p>
          </table:table-cell>
          <table:table-cell table:formula="of:=[.A12]/255" office:value-type="float" office:value="0.305882352941176" calcext:value-type="float">
            <text:p>0.305882352941176</text:p>
          </table:table-cell>
          <table:table-cell table:formula="of:=[.B12]/255" office:value-type="float" office:value="0.286274509803922" calcext:value-type="float">
            <text:p>0.286274509803922</text:p>
          </table:table-cell>
          <table:table-cell table:formula="of:=[.C12]/255" office:value-type="float" office:value="0.274509803921569" calcext:value-type="float">
            <text:p>0.274509803921569</text:p>
          </table:table-cell>
          <table:table-cell table:formula="of:=60*(MOD(([.O12]-[.P12])/[.M12];6))" office:value-type="float" office:value="22.4999999999999" calcext:value-type="float">
            <text:p>22.499999999999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41.5000000000001" calcext:value-type="float">
            <text:p>41.5000000000001</text:p>
          </table:table-cell>
          <table:table-cell table:number-columns-repeated="1005"/>
        </table:table-row>
        <table:table-row table:style-name="ro1" table:number-rows-repeated="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Liberation Sans1" svg:font-family="'Liberation Sans'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9:59:14.3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 LibreOffice_project/e80a0e0fd1875e1696614d24c32df0f95f03deb2</meta:generator>
    <meta:initial-creator>Mark Qi</meta:initial-creator>
    <meta:creation-date>2017-03-13T16:38:35Z</meta:creation-date>
    <dc:date>2017-04-02T23:05:06.506000000</dc:date>
    <meta:editing-cycles>30</meta:editing-cycles>
    <meta:editing-duration>PT3H52M26S</meta:editing-duration>
    <meta:document-statistic meta:table-count="3" meta:cell-count="812" meta:object-count="0"/>
  </office:meta>
</office:document-meta>
</file>